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8pt" officeooo:rsid="001bf45f" officeooo:paragraph-rsid="001bf45f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rzysztof@KK-Mint ~ $ git clone https://github.com/kosowicz/29.10.2017.git</text:p>
      <text:p text:style-name="P1">Cloning into '29.10.2017'...</text:p>
      <text:p text:style-name="P1">warning: You appear to have cloned an empty repository.</text:p>
      <text:p text:style-name="P1">Checking connectivity... done.</text:p>
      <text:p text:style-name="P1">krzysztof@KK-Mint ~ $ git ls -la</text:p>
      <text:p text:style-name="P1">git: 'ls' is not a git command. See 'git --help'.</text:p>
      <text:p text:style-name="P1"/>
      <text:p text:style-name="P1">Did you mean this?</text:p>
      <text:p text:style-name="P1"><text:tab/>log</text:p>
      <text:p text:style-name="P1">krzysztof@KK-Mint ~ $ ls -la</text:p>
      <text:p text:style-name="P1">razem 224</text:p>
      <text:p text:style-name="P1">drwxr-xr-x 38 krzysztof krzysztof <text:s/>4096 paź 29 09:04 .</text:p>
      <text:p text:style-name="P1">drwxr-xr-x <text:s/>3 root <text:s text:c="5"/>root <text:s text:c="6"/>4096 paź 22 19:02 ..</text:p>
      <text:p text:style-name="P1">drwxrwxr-x <text:s/>3 krzysztof krzysztof <text:s/>4096 paź 29 09:04 29.10.2017</text:p>
      <text:p text:style-name="P1">drwx------ <text:s/>3 krzysztof krzysztof <text:s/>4096 paź 22 20:06 .adobe</text:p>
      <text:p text:style-name="P1">drwxrwxr-x <text:s/>4 krzysztof krzysztof <text:s/>4096 paź 26 23:08 .audacity-data</text:p>
      <text:p text:style-name="P1">-rw------- <text:s/>1 krzysztof krzysztof <text:s/>1994 paź 28 15:51 .bash_history</text:p>
      <text:p text:style-name="P1">-rw-r--r-- <text:s/>1 krzysztof krzysztof <text:s text:c="2"/>220 paź 22 19:02 .bash_logout</text:p>
      <text:p text:style-name="P1">-rw-r--r-- <text:s/>1 krzysztof krzysztof <text:s/>4000 paź 22 19:02 .bashrc</text:p>
      <text:p text:style-name="P1">drwx------ 19 krzysztof krzysztof <text:s/>4096 paź 28 21:55 .cache</text:p>
      <text:p text:style-name="P1">drwxrwxr-x <text:s/>5 krzysztof krzysztof <text:s/>4096 paź 29 08:59 .cinnamon</text:p>
      <text:p text:style-name="P1">drwxr-xr-x 25 krzysztof krzysztof <text:s/>4096 paź 28 15:23 .config</text:p>
      <text:p text:style-name="P1">drwx------ <text:s/>3 krzysztof krzysztof <text:s/>4096 paź 22 19:24 .dbus</text:p>
      <text:p text:style-name="P1">-rw-r--r-- <text:s/>1 krzysztof krzysztof <text:s text:c="3"/>27 paź 26 17:56 .dmrc</text:p>
      <text:p text:style-name="P1">drwxr-xr-x <text:s/>4 krzysztof krzysztof <text:s/>4096 paź 28 09:14 Dokumenty</text:p>
      <text:p text:style-name="P1">drwxrwxr-x <text:s/>2 krzysztof krzysztof <text:s/>4096 paź 27 20:40 .FreeCAD</text:p>
      <text:p text:style-name="P1">drwx------ <text:s/>3 krzysztof krzysztof <text:s/>4096 paź 29 09:02 .gconf</text:p>
      <text:p text:style-name="P1">drwxr-xr-x 24 krzysztof krzysztof <text:s/>4096 paź 28 22:01 .gimp-2.8</text:p>
      <text:p text:style-name="P1">-rw-rw-r-- <text:s/>1 krzysztof krzysztof <text:s text:c="3"/>63 paź 28 15:17 .gitconfig</text:p>
      <text:p text:style-name="P1">-rw-r----- <text:s/>1 krzysztof krzysztof <text:s text:c="4"/>0 paź 28 15:01 .gksu.lock</text:p>
      <text:p text:style-name="P1">drwx------ <text:s/>3 krzysztof krzysztof <text:s/>4096 paź 22 21:04 .gnome</text:p>
      <text:p text:style-name="P1">-rw------- <text:s/>1 krzysztof krzysztof <text:s/>5474 paź 29 08:59 .ICEauthority</text:p>
      <text:p text:style-name="P1">drwxrwxr-x <text:s/>2 krzysztof krzysztof <text:s/>4096 paź 22 21:53 .icons</text:p>
      <text:p text:style-name="P1">drwxrwxr-x <text:s/>3 krzysztof krzysztof <text:s/>4096 paź 22 22:04 .idea</text:p>
      <text:p text:style-name="P1">drwxrwxr-x <text:s/>4 krzysztof krzysztof <text:s/>4096 paź 22 21:02 .java</text:p>
      <text:p text:style-name="P1">drwxrwxr-x <text:s/>4 krzysztof krzysztof <text:s/>4096 paź 22 21:51 .linuxmint</text:p>
      <text:p text:style-name="P1">drwxr-xr-x <text:s/>3 krzysztof krzysztof <text:s/>4096 paź 22 19:24 .local</text:p>
      <text:p text:style-name="P1">drwx------ <text:s/>3 krzysztof krzysztof <text:s/>4096 paź 22 20:06 .macromedia</text:p>
      <text:p text:style-name="P1">drwxr-xr-x <text:s/>4 krzysztof krzysztof <text:s/>4096 paź 22 19:49 .mozilla</text:p>
      <text:p text:style-name="P1">drwxr-xr-x <text:s/>2 krzysztof krzysztof <text:s/>4096 paź 22 19:24 Muzyka</text:p>
      <text:p text:style-name="P1">drwxrwxr-x <text:s/>2 krzysztof krzysztof <text:s/>4096 paź 28 15:19 .nano</text:p>
      <text:p text:style-name="P1">drwx------ <text:s/>3 krzysztof krzysztof <text:s/>4096 paź 22 19:47 .nv</text:p>
      <text:p text:style-name="P1">-rw-rw-r-- <text:s/>1 krzysztof krzysztof <text:s/>1130 paź 22 20:01 .nvidia-settings-rc</text:p>
      <text:p text:style-name="P1">drwxr-xr-x <text:s/>2 krzysztof krzysztof <text:s/>4096 paź 28 22:55 Obrazy</text:p>
      <text:p text:style-name="P1">drwxr-x--- <text:s/>3 krzysztof krzysztof <text:s/>4096 paź 26 23:09 .openarena</text:p>
      <text:p text:style-name="P1">drwx------ <text:s/>2 krzysztof krzysztof <text:s/>4096 paź 27 00:30 PDF</text:p>
      <text:p text:style-name="P1">drwx------ <text:s/>3 krzysztof krzysztof <text:s/>4096 paź 22 21:42 .pki</text:p>
      <text:p text:style-name="P1">drwxr-xr-x <text:s/>4 krzysztof krzysztof <text:s/>4096 paź 27 19:38 Pobrane</text:p>
      <text:p text:style-name="P1">-rw-r--r-- <text:s/>1 krzysztof krzysztof <text:s text:c="2"/>655 paź 22 19:02 .profile</text:p>
      <text:p text:style-name="P1">drwxr-xr-x <text:s/>2 krzysztof krzysztof <text:s/>4096 paź 22 19:24 Publiczny</text:p>
      <text:p text:style-name="P1">drwxr-xr-x <text:s/>2 krzysztof krzysztof <text:s/>4096 paź 22 21:51 Pulpit</text:p>
      <text:p text:style-name="P1">-rw-r--r-- <text:s/>1 krzysztof krzysztof <text:s text:c="4"/>0 paź 22 19:26 .sudo_as_admin_successful</text:p>
      <text:p text:style-name="P1">drwxr-xr-x <text:s/>2 krzysztof krzysztof <text:s/>4096 paź 22 19:24 Szablony</text:p>
      <text:p text:style-name="P1">drwxrwxr-x <text:s/>2 krzysztof krzysztof <text:s/>4096 paź 22 21:53 .themes</text:p>
      <text:p text:style-name="P1">drwx------ <text:s/>3 krzysztof krzysztof <text:s/>4096 paź 28 21:56 .thumbnails</text:p>
      <text:p text:style-name="P1">drwx------ <text:s/>4 krzysztof krzysztof <text:s/>4096 paź 26 19:16 .thunderbird</text:p>
      <text:p text:style-name="P1">drwxrwxr-x <text:s/>4 krzysztof krzysztof <text:s/>4096 paź 22 21:02 .WebStorm2017.2</text:p>
      <text:p text:style-name="P1">drwxrwxr-x <text:s/>4 krzysztof krzysztof <text:s/>4096 paź 27 20:17 WebstormProjects</text:p>
      <text:p text:style-name="P1">drwxr-xr-x <text:s/>2 krzysztof krzysztof <text:s/>4096 paź 22 19:24 Wideo</text:p>
      <text:p text:style-name="P1">-rw------- <text:s/>1 krzysztof krzysztof <text:s text:c="3"/>52 paź 29 08:59 .Xauthority</text:p>
      <text:p text:style-name="P1">-rw-rw-r-- <text:s/>1 krzysztof krzysztof <text:s text:c="2"/>131 paź 26 17:54 .xinputrc</text:p>
      <text:p text:style-name="P1">-rw------- <text:s/>1 krzysztof krzysztof 16690 paź 29 09:02 .xsession-errors</text:p>
      <text:p text:style-name="P1">-rw------- <text:s/>1 krzysztof krzysztof <text:s/>5569 paź 29 02:15 .xsession-errors.old</text:p>
      <text:p text:style-name="P1">krzysztof@KK-Mint ~ $ cd DOkumenty</text:p>
      <text:p text:style-name="P1">bash: cd: DOkumenty: Nie ma takiego pliku ani katalogu</text:p>
      <text:p text:style-name="P1">krzysztof@KK-Mint ~ $ cd Dokumenty</text:p>
      <text:p text:style-name="P1">krzysztof@KK-Mint ~/Dokumenty $ ls -la</text:p>
      <text:p text:style-name="P1">razem 16</text:p>
      <text:p text:style-name="P1">drwxr-xr-x <text:s/>4 krzysztof krzysztof 4096 paź 28 09:14 .</text:p>
      <text:p text:style-name="P1">drwxr-xr-x 37 krzysztof krzysztof 4096 paź 29 09:06 ..</text:p>
      <text:p text:style-name="P1">drwxrwxr-x 17 krzysztof krzysztof 4096 paź 28 10:41 jfdzs1-materialy-rwd</text:p>
      <text:p text:style-name="P1">drwxrwxr-x <text:s/>5 krzysztof krzysztof 4096 paź 29 01:37 kurs-jfd</text:p>
      <text:p text:style-name="P1">krzysztof@KK-Mint ~/Dokumenty $ cd kurs-jfd/</text:p>
      <text:p text:style-name="P1">krzysztof@KK-Mint ~/Dokumenty/kurs-jfd $ ls -la</text:p>
      <text:p text:style-name="P1">razem 68</text:p>
      <text:p text:style-name="P1"><text:soft-page-break/>drwxrwxr-x 5 krzysztof krzysztof <text:s/>4096 paź 29 01:37 .</text:p>
      <text:p text:style-name="P1">drwxr-xr-x 4 krzysztof krzysztof <text:s/>4096 paź 28 09:14 ..</text:p>
      <text:p text:style-name="P1">drwxrwxr-x 2 krzysztof krzysztof <text:s/>4096 paź 26 22:39 homework1</text:p>
      <text:p text:style-name="P1">drwxrwxr-x 3 krzysztof krzysztof <text:s/>4096 paź 27 00:30 homework2</text:p>
      <text:p text:style-name="P1">drwxrwxr-x 5 krzysztof krzysztof <text:s/>4096 paź 27 08:29 jfdzs1-ff</text:p>
      <text:p text:style-name="P1">-rw-rw-r-- 1 krzysztof krzysztof 21894 paź 28 15:28 terminal push i pull.odt</text:p>
      <text:p text:style-name="P1">-rw-rw-r-- 1 krzysztof krzysztof 22338 paź 28 15:51 terminal push i pull 1.odt</text:p>
      <text:p text:style-name="P1">krzysztof@KK-Mint ~/Dokumenty/kurs-jfd $ git clone https://github.com/kosowicz/29.10.2017.git</text:p>
      <text:p text:style-name="P1">Cloning into '29.10.2017'...</text:p>
      <text:p text:style-name="P1">warning: You appear to have cloned an empty repository.</text:p>
      <text:p text:style-name="P1">Checking connectivity... done.</text:p>
      <text:p text:style-name="P1">krzysztof@KK-Mint ~/Dokumenty/kurs-jfd $ cd 29.10.2017/</text:p>
      <text:p text:style-name="P1">krzysztof@KK-Mint ~/Dokumenty/kurs-jfd/29.10.2017 $ ls -la</text:p>
      <text:p text:style-name="P1">razem 12</text:p>
      <text:p text:style-name="P1">drwxrwxr-x 3 krzysztof krzysztof 4096 paź 29 09:07 .</text:p>
      <text:p text:style-name="P1">drwxrwxr-x 6 krzysztof krzysztof 4096 paź 29 09:07 ..</text:p>
      <text:p text:style-name="P1">drwxrwxr-x 7 krzysztof krzysztof 4096 paź 29 09:07 .git</text:p>
      <text:p text:style-name="P1">krzysztof@KK-Mint ~/Dokumenty/kurs-jfd/29.10.2017 $ git status</text:p>
      <text:p text:style-name="P1">On branch master</text:p>
      <text:p text:style-name="P1"/>
      <text:p text:style-name="P1">Initial commit</text:p>
      <text:p text:style-name="P1"/>
      <text:p text:style-name="P1">nothing to commit (create/copy files and use "git add" to track)</text:p>
      <text:p text:style-name="P1">krzysztof@KK-Mint ~/Dokumenty/kurs-jfd/29.10.2017 $ echo "text1" &gt; file1</text:p>
      <text:p text:style-name="P1">krzysztof@KK-Mint ~/Dokumenty/kurs-jfd/29.10.2017 $ echo "text2" &gt; file2</text:p>
      <text:p text:style-name="P1">krzysztof@KK-Mint ~/Dokumenty/kurs-jfd/29.10.2017 $ ls -la</text:p>
      <text:p text:style-name="P1">razem 20</text:p>
      <text:p text:style-name="P1">drwxrwxr-x 3 krzysztof krzysztof 4096 paź 29 09:10 .</text:p>
      <text:p text:style-name="P1">drwxrwxr-x 6 krzysztof krzysztof 4096 paź 29 09:07 ..</text:p>
      <text:p text:style-name="P1">-rw-rw-r-- 1 krzysztof krzysztof <text:s text:c="3"/>6 paź 29 09:09 file1</text:p>
      <text:p text:style-name="P1">-rw-rw-r-- 1 krzysztof krzysztof <text:s text:c="3"/>6 paź 29 09:10 file2</text:p>
      <text:p text:style-name="P1">drwxrwxr-x 7 krzysztof krzysztof 4096 paź 29 09:08 .git</text:p>
      <text:p text:style-name="P1">krzysztof@KK-Mint ~/Dokumenty/kurs-jfd/29.10.2017 $ cd file1</text:p>
      <text:p text:style-name="P1">bash: cd: file1: Nie jest katalogiem</text:p>
      <text:p text:style-name="P1">krzysztof@KK-Mint ~/Dokumenty/kurs-jfd/29.10.2017 $ cad file1</text:p>
      <text:p text:style-name="P1">Nie odnaleziono polecenia 'cad', czy chodziło ci o:</text:p>
      <text:p text:style-name="P1"><text:s/>Polecenie 'cap' z pakietu 'capistrano' (universe)</text:p>
      <text:p text:style-name="P1"><text:s/>Polecenie '0ad' z pakietu '0ad' (universe)</text:p>
      <text:p text:style-name="P1"><text:s/>Polecenie 'cat' z pakietu 'coreutils' (main)</text:p>
      <text:p text:style-name="P1"><text:s/>Polecenie 'yad' z pakietu 'yad' (universe)</text:p>
      <text:p text:style-name="P1"><text:s/>Polecenie 'car' z pakietu 'ucommon-utils' (universe)</text:p>
      <text:p text:style-name="P1"><text:s/>Polecenie 'mad' z pakietu 'mmv' (universe)</text:p>
      <text:p text:style-name="P1"><text:s/>Polecenie 'card' z pakietu 'a2ps' (universe)</text:p>
      <text:p text:style-name="P1"><text:s/>Polecenie 'ad' z pakietu 'netatalk' (universe)</text:p>
      <text:p text:style-name="P1"><text:s/>Polecenie 'cal' z pakietu 'bsdmainutils' (main)</text:p>
      <text:p text:style-name="P1"><text:s/>Polecenie 'rad' z pakietu 'radiance' (universe)</text:p>
      <text:p text:style-name="P1"><text:s/>Polecenie 'cas' z pakietu 'amule-utils' (universe)</text:p>
      <text:p text:style-name="P1"><text:s/>Polecenie 'cam' z pakietu 'cam' (universe)</text:p>
      <text:p text:style-name="P1"><text:s/>Polecenie 'cai' z pakietu 'emboss' (universe)</text:p>
      <text:p text:style-name="P1">cad: nie znaleziono polecenia</text:p>
      <text:p text:style-name="P1">krzysztof@KK-Mint ~/Dokumenty/kurs-jfd/29.10.2017 $ cat file1</text:p>
      <text:p text:style-name="P1">text1</text:p>
      <text:p text:style-name="P1">krzysztof@KK-Mint ~/Dokumenty/kurs-jfd/29.10.2017 $ git add .</text:p>
      <text:p text:style-name="P1">krzysztof@KK-Mint ~/Dokumenty/kurs-jfd/29.10.2017 $ git commit -m "Intial commit"</text:p>
      <text:p text:style-name="P1">[master (root-commit) 132b62a] Intial commit</text:p>
      <text:p text:style-name="P1"><text:s/>2 files changed, 2 insertions(+)</text:p>
      <text:p text:style-name="P1"><text:s/>create mode 100644 file1</text:p>
      <text:p text:style-name="P1"><text:s/>create mode 100644 file2</text:p>
      <text:p text:style-name="P1">krzysztof@KK-Mint ~/Dokumenty/kurs-jfd/29.10.2017 $ git push origin master</text:p>
      <text:p text:style-name="P1">Username for 'https://github.com': kosowicz</text:p>
      <text:p text:style-name="P1">Password for 'https://kosowicz@github.com': </text:p>
      <text:p text:style-name="P1">Counting objects: 4, done.</text:p>
      <text:p text:style-name="P1">Delta compression using up to 2 threads.</text:p>
      <text:p text:style-name="P1">Compressing objects: 100% (2/2), done.</text:p>
      <text:p text:style-name="P1">Writing objects: 100% (4/4), 260 bytes | 0 bytes/s, done.</text:p>
      <text:p text:style-name="P1">Total 4 (delta 0), reused 0 (delta 0)</text:p>
      <text:p text:style-name="P1">To https://github.com/kosowicz/29.10.2017.git</text:p>
      <text:p text:style-name="P1"><text:s/>* [new branch] <text:s text:c="5"/>master -&gt; master</text:p>
      <text:p text:style-name="P1">krzysztof@KK-Mint ~/Dokumenty/kurs-jfd/29.10.2017 $ echo "text1-other_text1</text:p>
      <text:p text:style-name="P1">&gt; ^C</text:p>
      <text:p text:style-name="P1">krzysztof@KK-Mint ~/Dokumenty/kurs-jfd/29.10.2017 $ echo "text1-other_text1" &gt; file1</text:p>
      <text:p text:style-name="P1">krzysztof@KK-Mint ~/Dokumenty/kurs-jfd/29.10.2017 $ cat file1</text:p>
      <text:p text:style-name="P1">text1-other_text1</text:p>
      <text:p text:style-name="P1">krzysztof@KK-Mint ~/Dokumenty/kurs-jfd/29.10.2017 $ echo "text2-other_text2" &gt; file2</text:p>
      <text:p text:style-name="P1">krzysztof@KK-Mint ~/Dokumenty/kurs-jfd/29.10.2017 $ gedit file1</text:p>
      <text:p text:style-name="P1"><text:soft-page-break/>krzysztof@KK-Mint ~/Dokumenty/kurs-jfd/29.10.2017 $ git add .</text:p>
      <text:p text:style-name="P1">krzysztof@KK-Mint ~/Dokumenty/kurs-jfd/29.10.2017 $ git commit -m "New content"</text:p>
      <text:p text:style-name="P1">[master d3b0455] New content</text:p>
      <text:p text:style-name="P1"><text:s/>2 files changed, 2 insertions(+), 2 deletions(-)</text:p>
      <text:p text:style-name="P1">krzysztof@KK-Mint ~/Dokumenty/kurs-jfd/29.10.2017 $ git checkout HEAD^</text:p>
      <text:p text:style-name="P1">Note: checking out 'HEAD^'.</text:p>
      <text:p text:style-name="P1"/>
      <text:p text:style-name="P1">You are in 'detached HEAD' state. You can look around, make experimental</text:p>
      <text:p text:style-name="P1">changes and commit them, and you can discard any commits you make in this</text:p>
      <text:p text:style-name="P1">state without impacting any branches by performing another checkout.</text:p>
      <text:p text:style-name="P1"/>
      <text:p text:style-name="P1">If you want to create a new branch to retain commits you create, you may</text:p>
      <text:p text:style-name="P1">do so (now or later) by using -b with the checkout command again. Example:</text:p>
      <text:p text:style-name="P1"/>
      <text:p text:style-name="P1"><text:s text:c="2"/>git checkout -b &lt;new-branch-name&gt;</text:p>
      <text:p text:style-name="P1"/>
      <text:p text:style-name="P1">HEAD is now at 132b62a... Intial commit</text:p>
      <text:p text:style-name="P1">krzysztof@KK-Mint ~/Dokumenty/kurs-jfd/29.10.2017 $ git log</text:p>
      <text:p text:style-name="P1">commit 132b62ac2f049c16980f10b35bfb8cd65cb415f3</text:p>
      <text:p text:style-name="P1">Author: krzysztof &lt;kosowicz.krzysztof@gmail.com&gt;</text:p>
      <text:p text:style-name="P1">Date: <text:s text:c="2"/>Sun Oct 29 09:16:29 2017 +0100</text:p>
      <text:p text:style-name="P1"/>
      <text:p text:style-name="P1"><text:s text:c="4"/>Intial commit</text:p>
      <text:p text:style-name="P1">krzysztof@KK-Mint ~/Dokumenty/kurs-jfd/29.10.2017 $ git branch Feature</text:p>
      <text:p text:style-name="P1">krzysztof@KK-Mint ~/Dokumenty/kurs-jfd/29.10.2017 $ git checkout Feature</text:p>
      <text:p text:style-name="P1">Switched to branch 'Feature'</text:p>
      <text:p text:style-name="P1">krzysztof@KK-Mint ~/Dokumenty/kurs-jfd/29.10.2017 $ git status</text:p>
      <text:p text:style-name="P1">On branch Feature</text:p>
      <text:p text:style-name="P1">nothing to commit, working directory clean</text:p>
      <text:p text:style-name="P1">krzysztof@KK-Mint ~/Dokumenty/kurs-jfd/29.10.2017 $ gedit file1</text:p>
      <text:p text:style-name="P1">krzysztof@KK-Mint ~/Dokumenty/kurs-jfd/29.10.2017 $ rm file1</text:p>
      <text:p text:style-name="P1">krzysztof@KK-Mint ~/Dokumenty/kurs-jfd/29.10.2017 $ gedit file2</text:p>
      <text:p text:style-name="P1">krzysztof@KK-Mint ~/Dokumenty/kurs-jfd/29.10.2017 $ echo "text3" &gt; file3</text:p>
      <text:p text:style-name="P1">krzysztof@KK-Mint ~/Dokumenty/kurs-jfd/29.10.2017 $ cat file*</text:p>
      <text:p text:style-name="P1">text2-text2</text:p>
      <text:p text:style-name="P1">text3</text:p>
      <text:p text:style-name="P1">krzysztof@KK-Mint ~/Dokumenty/kurs-jfd/29.10.2017 $ git add .</text:p>
      <text:p text:style-name="P1">krzysztof@KK-Mint ~/Dokumenty/kurs-jfd/29.10.2017 $ git commit -m "Delete file1, Added file3"</text:p>
      <text:p text:style-name="P1">[Feature 54c1a5f] Delete file1, Added file3</text:p>
      <text:p text:style-name="P1"><text:s/>3 files changed, 2 insertions(+), 2 deletions(-)</text:p>
      <text:p text:style-name="P1"><text:s/>delete mode 100644 file1</text:p>
      <text:p text:style-name="P1"><text:s/>create mode 100644 file3</text:p>
      <text:p text:style-name="P1">krzysztof@KK-Mint ~/Dokumenty/kurs-jfd/29.10.2017 $ git push origin Feature</text:p>
      <text:p text:style-name="P1">Username for 'https://github.com': kosowicz</text:p>
      <text:p text:style-name="P1">Password for 'https://kosowicz@github.com': </text:p>
      <text:p text:style-name="P1">Counting objects: 4, done.</text:p>
      <text:p text:style-name="P1">Delta compression using up to 2 threads.</text:p>
      <text:p text:style-name="P1">Compressing objects: 100% (2/2), done.</text:p>
      <text:p text:style-name="P1">Writing objects: 100% (4/4), 300 bytes | 0 bytes/s, done.</text:p>
      <text:p text:style-name="P1">Total 4 (delta 0), reused 0 (delta 0)</text:p>
      <text:p text:style-name="P1">To https://github.com/kosowicz/29.10.2017.git</text:p>
      <text:p text:style-name="P1"><text:s/>* [new branch] <text:s text:c="5"/>Feature -&gt; Feature</text:p>
      <text:p text:style-name="P1">krzysztof@KK-Mint ~/Dokumenty/kurs-jfd/29.10.2017 $ git status</text:p>
      <text:p text:style-name="P1">On branch Feature</text:p>
      <text:p text:style-name="P1">nothing to commit, working directory clean</text:p>
      <text:p text:style-name="P1">krzysztof@KK-Mint ~/Dokumenty/kurs-jfd/29.10.2017 $ git log</text:p>
      <text:p text:style-name="P1">commit 54c1a5f0798b081e59d80fd6cc97f6715e426926</text:p>
      <text:p text:style-name="P1">Author: krzysztof &lt;kosowicz.krzysztof@gmail.com&gt;</text:p>
      <text:p text:style-name="P1">Date: <text:s text:c="2"/>Sun Oct 29 09:39:50 2017 +0100</text:p>
      <text:p text:style-name="P1"/>
      <text:p text:style-name="P1"><text:s text:c="4"/>Delete file1, Added file3</text:p>
      <text:p text:style-name="P1"/>
      <text:p text:style-name="P1">commit 132b62ac2f049c16980f10b35bfb8cd65cb415f3</text:p>
      <text:p text:style-name="P1">Author: krzysztof &lt;kosowicz.krzysztof@gmail.com&gt;</text:p>
      <text:p text:style-name="P1">Date: <text:s text:c="2"/>Sun Oct 29 09:16:29 2017 +0100</text:p>
      <text:p text:style-name="P1"/>
      <text:p text:style-name="P1"><text:s text:c="4"/>Intial commit</text:p>
      <text:p text:style-name="P1">krzysztof@KK-Mint ~/Dokumenty/kurs-jfd/29.10.2017 $ git checkout master</text:p>
      <text:p text:style-name="P1">Switched to branch 'master'</text:p>
      <text:p text:style-name="P1">Your branch is ahead of 'origin/master' by 1 commit.</text:p>
      <text:p text:style-name="P1"><text:s text:c="2"/>(use "git push" to publish your local commits)</text:p>
      <text:p text:style-name="P1">krzysztof@KK-Mint ~/Dokumenty/kurs-jfd/29.10.2017 $ git push origin master</text:p>
      <text:p text:style-name="P1">Username for 'https://github.com': kosowicz</text:p>
      <text:p text:style-name="P1">Password for 'https://kosowicz@github.com': </text:p>
      <text:p text:style-name="P1">Counting objects: 4, done.</text:p>
      <text:p text:style-name="P1"><text:soft-page-break/>Delta compression using up to 2 threads.</text:p>
      <text:p text:style-name="P1">Compressing objects: 100% (2/2), done.</text:p>
      <text:p text:style-name="P1">Writing objects: 100% (4/4), 311 bytes | 0 bytes/s, done.</text:p>
      <text:p text:style-name="P1">Total 4 (delta 0), reused 0 (delta 0)</text:p>
      <text:p text:style-name="P1">To https://github.com/kosowicz/29.10.2017.git</text:p>
      <text:p text:style-name="P1"><text:s text:c="3"/>132b62a..d3b0455 <text:s/>master -&gt; master</text:p>
      <text:p text:style-name="P1">krzysztof@KK-Mint ~/Dokumenty/kurs-jfd/29.10.2017 $ git merge Feature</text:p>
      <text:p text:style-name="P1">Auto-merging file2</text:p>
      <text:p text:style-name="P1">CONFLICT (zawartość): Merge conflict in file2</text:p>
      <text:p text:style-name="P1">CONFLICT (modyfikuj/delete): file1 deleted in Feature and zmodyfikowany in HEAD. Version HEAD of file1 left in tree.</text:p>
      <text:p text:style-name="P1">Automatic merge failed; fix conflicts and then commit the result.</text:p>
      <text:p text:style-name="P1">krzysztof@KK-Mint ~/Dokumenty/kurs-jfd/29.10.2017 $ gitk</text:p>
      <text:p text:style-name="P1">Program gitk nie jest obecnie zainstalowany. Możesz go zainstalować wpisując:</text:p>
      <text:p text:style-name="P1">sudo apt install gitk</text:p>
      <text:p text:style-name="P1">krzysztof@KK-Mint ~/Dokumenty/kurs-jfd/29.10.2017 $ sudo apt install gitk</text:p>
      <text:p text:style-name="P1">[sudo] hasło użytkownika krzysztof: </text:p>
      <text:p text:style-name="P1">Niestety, proszę spróbować ponownie.</text:p>
      <text:p text:style-name="P1">[sudo] hasło użytkownika krzysztof: </text:p>
      <text:p text:style-name="P1">Czytanie list pakietów... Gotowe</text:p>
      <text:p text:style-name="P1">Budowanie drzewa zależności <text:s text:c="6"/></text:p>
      <text:p text:style-name="P1">Odczyt informacji o stanie... Gotowe</text:p>
      <text:p text:style-name="P1">Sugerowane pakiety:</text:p>
      <text:p text:style-name="P1"><text:s text:c="2"/>git-doc</text:p>
      <text:p text:style-name="P1">Zostaną zainstalowane następujące NOWE pakiety:</text:p>
      <text:p text:style-name="P1"><text:s text:c="2"/>gitk</text:p>
      <text:p text:style-name="P1">0 aktualizowanych, 1 nowo instalowanych, 0 usuwanych i 6 nieaktualizowanych.</text:p>
      <text:p text:style-name="P1">Konieczne pobranie 132 kB archiwów.</text:p>
      <text:p text:style-name="P1">Po tej operacji zostanie dodatkowo użyte 1376 kB miejsca na dysku.</text:p>
      <text:p text:style-name="P1">Pobieranie:1 http://archive.ubuntu.com/ubuntu xenial-updates/main amd64 gitk all 1:2.7.4-0ubuntu1.3 [132 kB]</text:p>
      <text:p text:style-name="P1">Pobrano 132 kB w 0s (257 kB/s)</text:p>
      <text:p text:style-name="P1">Wybieranie wcześniej niewybranego pakietu gitk.</text:p>
      <text:p text:style-name="P1">(Odczytywanie bazy danych ... 252976 plików i katalogów obecnie zainstalowanych.)</text:p>
      <text:p text:style-name="P1">Przygotowywanie do rozpakowania pakietu .../gitk_1%3a2.7.4-0ubuntu1.3_all.deb ...</text:p>
      <text:p text:style-name="P1">Rozpakowywanie pakietu gitk (1:2.7.4-0ubuntu1.3) ...</text:p>
      <text:p text:style-name="P1">Przetwarzanie wyzwalaczy pakietu man-db (2.7.5-1)...</text:p>
      <text:p text:style-name="P1">Konfigurowanie pakietu gitk (1:2.7.4-0ubuntu1.3) ...</text:p>
      <text:p text:style-name="P1">krzysztof@KK-Mint ~/Dokumenty/kurs-jfd/29.10.2017 $ gitk</text:p>
      <text:p text:style-name="P1">^C</text:p>
      <text:p text:style-name="P1">krzysztof@KK-Mint ~/Dokumenty/kurs-jfd/29.10.2017 $ cat file*</text:p>
      <text:p text:style-name="P1">text1-other_text1</text:p>
      <text:p text:style-name="P1">&lt;&lt;&lt;&lt;&lt;&lt;&lt; HEAD</text:p>
      <text:p text:style-name="P1">text2-other_text2</text:p>
      <text:p text:style-name="P1">=======</text:p>
      <text:p text:style-name="P1">text2-text2</text:p>
      <text:p text:style-name="P1">&gt;&gt;&gt;&gt;&gt;&gt;&gt; Feature</text:p>
      <text:p text:style-name="P1">text3</text:p>
      <text:p text:style-name="P1">krzysztof@KK-Mint ~/Dokumenty/kurs-jfd/29.10.2017 $ gedit file2</text:p>
      <text:p text:style-name="P1">krzysztof@KK-Mint ~/Dokumenty/kurs-jfd/29.10.2017 $ git commit -m "Fixed file2"</text:p>
      <text:p text:style-name="P1">U<text:tab/>file1</text:p>
      <text:p text:style-name="P1">U<text:tab/>file2</text:p>
      <text:p text:style-name="P1">error: commit is not possible because you have unmerged files.</text:p>
      <text:p text:style-name="P1">podpowiedź: Fix them up in the work tree, and then use 'git add/rm &lt;file&gt;'</text:p>
      <text:p text:style-name="P1">podpowiedź: as appropriate to mark resolution and make a commit.</text:p>
      <text:p text:style-name="P1">fatal: Exiting because of an unresolved conflict.</text:p>
      <text:p text:style-name="P1">krzysztof@KK-Mint ~/Dokumenty/kurs-jfd/29.10.2017 $ git add .</text:p>
      <text:p text:style-name="P1">krzysztof@KK-Mint ~/Dokumenty/kurs-jfd/29.10.2017 $ git commit -m "Fixed file2"</text:p>
      <text:p text:style-name="P1">[master 3de9c77] Fixed file2</text:p>
      <text:p text:style-name="P1">krzysztof@KK-Mint ~/Dokumenty/kurs-jfd/29.10.2017 $ git status</text:p>
      <text:p text:style-name="P1">On branch master</text:p>
      <text:p text:style-name="P1">Your branch is ahead of 'origin/master' by 2 commits.</text:p>
      <text:p text:style-name="P1"><text:s text:c="2"/>(use "git push" to publish your local commits)</text:p>
      <text:p text:style-name="P1">nothing to commit, working directory clean</text:p>
      <text:p text:style-name="P1">krzysztof@KK-Mint ~/Dokumenty/kurs-jfd/29.10.2017 $ git push origin master</text:p>
      <text:p text:style-name="P1">Username for 'https://github.com': kosowicz</text:p>
      <text:p text:style-name="P1">Password for 'https://kosowicz@github.com': </text:p>
      <text:p text:style-name="P1">Counting objects: 3, done.</text:p>
      <text:p text:style-name="P1">Delta compression using up to 2 threads.</text:p>
      <text:p text:style-name="P1">Compressing objects: 100% (2/2), done.</text:p>
      <text:p text:style-name="P1">Writing objects: 100% (3/3), 338 bytes | 0 bytes/s, done.</text:p>
      <text:p text:style-name="P1">Total 3 (delta 0), reused 0 (delta 0)</text:p>
      <text:p text:style-name="P1">To https://github.com/kosowicz/29.10.2017.git</text:p>
      <text:p text:style-name="P1"><text:s text:c="3"/>d3b0455..3de9c77 <text:s/>master -&gt; master</text:p>
      <text:p text:style-name="P1">krzysztof@KK-Mint ~/Dokumenty/kurs-jfd/29.10.2017 $ git status</text:p>
      <text:p text:style-name="P1"><text:soft-page-break/>On branch master</text:p>
      <text:p text:style-name="P1">Your branch is up-to-date with 'origin/master'.</text:p>
      <text:p text:style-name="P1">nothing to commit, working directory clean</text:p>
      <text:p text:style-name="P1">krzysztof@KK-Mint ~/Dokumenty/kurs-jfd/29.10.2017 $ gitk</text:p>
      <text:p text:style-name="P1">^C</text:p>
      <text:p text:style-name="P1">krzysztof@KK-Mint ~/Dokumenty/kurs-jfd/29.10.2017 $ git checkout HEAD^^</text:p>
      <text:p text:style-name="P1">Note: checking out 'HEAD^^'.</text:p>
      <text:p text:style-name="P1"/>
      <text:p text:style-name="P1">You are in 'detached HEAD' state. You can look around, make experimental</text:p>
      <text:p text:style-name="P1">changes and commit them, and you can discard any commits you make in this</text:p>
      <text:p text:style-name="P1">state without impacting any branches by performing another checkout.</text:p>
      <text:p text:style-name="P1"/>
      <text:p text:style-name="P1">If you want to create a new branch to retain commits you create, you may</text:p>
      <text:p text:style-name="P1">do so (now or later) by using -b with the checkout command again. Example:</text:p>
      <text:p text:style-name="P1"/>
      <text:p text:style-name="P1"><text:s text:c="2"/>git checkout -b &lt;new-branch-name&gt;</text:p>
      <text:p text:style-name="P1"/>
      <text:p text:style-name="P1">HEAD is now at 132b62a... Intial commit</text:p>
      <text:p text:style-name="P1">krzysztof@KK-Mint ~/Dokumenty/kurs-jfd/29.10.2017 $ git branch Feature2</text:p>
      <text:p text:style-name="P1">krzysztof@KK-Mint ~/Dokumenty/kurs-jfd/29.10.2017 $ ls -la</text:p>
      <text:p text:style-name="P1">razem 20</text:p>
      <text:p text:style-name="P1">drwxrwxr-x 3 krzysztof krzysztof 4096 paź 29 09:57 .</text:p>
      <text:p text:style-name="P1">drwxrwxr-x 6 krzysztof krzysztof 4096 paź 29 09:07 ..</text:p>
      <text:p text:style-name="P1">-rw-rw-r-- 1 krzysztof krzysztof <text:s text:c="3"/>6 paź 29 09:57 file1</text:p>
      <text:p text:style-name="P1">-rw-rw-r-- 1 krzysztof krzysztof <text:s text:c="3"/>6 paź 29 09:57 file2</text:p>
      <text:p text:style-name="P1">drwxrwxr-x 8 krzysztof krzysztof 4096 paź 29 09:57 .git</text:p>
      <text:p text:style-name="P1">krzysztof@KK-Mint ~/Dokumenty/kurs-jfd/29.10.2017 $ git checkout Feature2</text:p>
      <text:p text:style-name="P1">Switched to branch 'Feature2'</text:p>
      <text:p text:style-name="P1">krzysztof@KK-Mint ~/Dokumenty/kurs-jfd/29.10.2017 $ git status</text:p>
      <text:p text:style-name="P1">On branch Feature2</text:p>
      <text:p text:style-name="P1">nothing to commit, working directory clean</text:p>
      <text:p text:style-name="P1">krzysztof@KK-Mint ~/Dokumenty/kurs-jfd/29.10.2017 $ echo "text4" &gt; file4</text:p>
      <text:p text:style-name="P1">krzysztof@KK-Mint ~/Dokumenty/kurs-jfd/29.10.2017 $ gedit file3</text:p>
      <text:p text:style-name="P1">krzysztof@KK-Mint ~/Dokumenty/kurs-jfd/29.10.2017 $ gedit file2</text:p>
      <text:p text:style-name="P1">krzysztof@KK-Mint ~/Dokumenty/kurs-jfd/29.10.2017 $ gedit file1</text:p>
      <text:p text:style-name="P1">krzysztof@KK-Mint ~/Dokumenty/kurs-jfd/29.10.2017 $ git add .</text:p>
      <text:p text:style-name="P1">krzysztof@KK-Mint ~/Dokumenty/kurs-jfd/29.10.2017 $ git commit -m "Added file4, modifed file1"</text:p>
      <text:p text:style-name="P1">[Feature2 8793c60] Added file4, modifed file1</text:p>
      <text:p text:style-name="P1"><text:s/>2 files changed, 2 insertions(+), 1 deletion(-)</text:p>
      <text:p text:style-name="P1"><text:s/>create mode 100644 file4</text:p>
      <text:p text:style-name="P1">krzysztof@KK-Mint ~/Dokumenty/kurs-jfd/29.10.2017 $ git push origin Feature2</text:p>
      <text:p text:style-name="P1">Username for 'https://github.com': kosowicz</text:p>
      <text:p text:style-name="P1">Password for 'https://kosowicz@github.com': </text:p>
      <text:p text:style-name="P1">Counting objects: 4, done.</text:p>
      <text:p text:style-name="P1">Delta compression using up to 2 threads.</text:p>
      <text:p text:style-name="P1">Compressing objects: 100% (2/2), done.</text:p>
      <text:p text:style-name="P1">Writing objects: 100% (4/4), 335 bytes | 0 bytes/s, done.</text:p>
      <text:p text:style-name="P1">Total 4 (delta 0), reused 0 (delta 0)</text:p>
      <text:p text:style-name="P1">To https://github.com/kosowicz/29.10.2017.git</text:p>
      <text:p text:style-name="P1"><text:s/>* [new branch] <text:s text:c="5"/>Feature2 -&gt; Feature2</text:p>
      <text:p text:style-name="P1">krzysztof@KK-Mint ~/Dokumenty/kurs-jfd/29.10.2017 $ gedit file1</text:p>
      <text:p text:style-name="P1">krzysztof@KK-Mint ~/Dokumenty/kurs-jfd/29.10.2017 $ git add .</text:p>
      <text:p text:style-name="P1">krzysztof@KK-Mint ~/Dokumenty/kurs-jfd/29.10.2017 $ git commit -m "Modifed file1"</text:p>
      <text:p text:style-name="P1">[Feature2 4a4a669] Modifed file1</text:p>
      <text:p text:style-name="P1"><text:s/>1 file changed, 1 insertion(+), 1 deletion(-)</text:p>
      <text:p text:style-name="P1">krzysztof@KK-Mint ~/Dokumenty/kurs-jfd/29.10.2017 $ git push origin Feature2</text:p>
      <text:p text:style-name="P1">Username for 'https://github.com': kosowicz</text:p>
      <text:p text:style-name="P1">Password for 'https://kosowicz@github.com': </text:p>
      <text:p text:style-name="P1">Counting objects: 3, done.</text:p>
      <text:p text:style-name="P1">Delta compression using up to 2 threads.</text:p>
      <text:p text:style-name="P1">Compressing objects: 100% (2/2), done.</text:p>
      <text:p text:style-name="P1">Writing objects: 100% (3/3), 306 bytes | 0 bytes/s, done.</text:p>
      <text:p text:style-name="P1">Total 3 (delta 0), reused 0 (delta 0)</text:p>
      <text:p text:style-name="P1">To https://github.com/kosowicz/29.10.2017.git</text:p>
      <text:p text:style-name="P1"><text:s text:c="3"/>8793c60..4a4a669 <text:s/>Feature2 -&gt; Feature2</text:p>
      <text:p text:style-name="P1">krzysztof@KK-Mint ~/Dokumenty/kurs-jfd/29.10.2017 $ git status</text:p>
      <text:p text:style-name="P1">On branch Feature2</text:p>
      <text:p text:style-name="P1">nothing to commit, working directory clean</text:p>
      <text:p text:style-name="P1">krzysztof@KK-Mint ~/Dokumenty/kurs-jfd/29.10.2017 $ git checkout master</text:p>
      <text:p text:style-name="P1">Switched to branch 'master'</text:p>
      <text:p text:style-name="P1">Your branch is up-to-date with 'origin/master'.</text:p>
      <text:p text:style-name="P1">krzysztof@KK-Mint ~/Dokumenty/kurs-jfd/29.10.2017 $ git merge Feature2</text:p>
      <text:p text:style-name="P1">Auto-merging file1</text:p>
      <text:p text:style-name="P1">CONFLICT (zawartość): Merge conflict in file1</text:p>
      <text:p text:style-name="P1">Automatic merge failed; fix conflicts and then commit the result.</text:p>
      <text:p text:style-name="P1"><text:soft-page-break/>krzysztof@KK-Mint ~/Dokumenty/kurs-jfd/29.10.2017 $ sudo apt-get install meld</text:p>
      <text:p text:style-name="P1">[sudo] hasło użytkownika krzysztof: </text:p>
      <text:p text:style-name="P1">Czytanie list pakietów... Gotowe</text:p>
      <text:p text:style-name="P1">Budowanie drzewa zależności <text:s text:c="6"/></text:p>
      <text:p text:style-name="P1">Odczyt informacji o stanie... Gotowe</text:p>
      <text:p text:style-name="P1">Zostaną zainstalowane następujące NOWE pakiety:</text:p>
      <text:p text:style-name="P1"><text:s text:c="2"/>meld</text:p>
      <text:p text:style-name="P1">0 aktualizowanych, 1 nowo instalowanych, 0 usuwanych i 6 nieaktualizowanych.</text:p>
      <text:p text:style-name="P1">Konieczne pobranie 457 kB archiwów.</text:p>
      <text:p text:style-name="P1">Po tej operacji zostanie dodatkowo użyte 2964 kB miejsca na dysku.</text:p>
      <text:p text:style-name="P1">Pobieranie:1 http://archive.ubuntu.com/ubuntu xenial/universe amd64 meld all 3.14.2-1 [457 kB]</text:p>
      <text:p text:style-name="P1">Pobrano 457 kB w 1s (289 kB/s)</text:p>
      <text:p text:style-name="P1">Wybieranie wcześniej niewybranego pakietu meld.</text:p>
      <text:p text:style-name="P1">(Odczytywanie bazy danych ... 252996 plików i katalogów obecnie zainstalowanych.)</text:p>
      <text:p text:style-name="P1">Przygotowywanie do rozpakowania pakietu .../archives/meld_3.14.2-1_all.deb ...</text:p>
      <text:p text:style-name="P1">Rozpakowywanie pakietu meld (3.14.2-1) ...</text:p>
      <text:p text:style-name="P1">Przetwarzanie wyzwalaczy pakietu hicolor-icon-theme (0.15-0ubuntu1)...</text:p>
      <text:p text:style-name="P1">Przetwarzanie wyzwalaczy pakietu shared-mime-info (1.5-2ubuntu0.1)...</text:p>
      <text:p text:style-name="P1">Przetwarzanie wyzwalaczy pakietu man-db (2.7.5-1)...</text:p>
      <text:p text:style-name="P1">Przetwarzanie wyzwalaczy pakietu libglib2.0-0:amd64 (2.48.2-0ubuntu1)...</text:p>
      <text:p text:style-name="P1">Przetwarzanie wyzwalaczy pakietu gnome-menus (3.13.3-6ubuntu3.1)...</text:p>
      <text:p text:style-name="P1">Przetwarzanie wyzwalaczy pakietu desktop-file-utils (0.22+linuxmint1)...</text:p>
      <text:p text:style-name="P1">Przetwarzanie wyzwalaczy pakietu mime-support (3.59ubuntu1)...</text:p>
      <text:p text:style-name="P1">Konfigurowanie pakietu meld (3.14.2-1) ...</text:p>
      <text:p text:style-name="P1">krzysztof@KK-Mint ~/Dokumenty/kurs-jfd/29.10.2017 $ git mergetool</text:p>
      <text:p text:style-name="P1"/>
      <text:p text:style-name="P1">This message is displayed because 'merge.tool' is not configured.</text:p>
      <text:p text:style-name="P1">See 'git mergetool --tool-help' or 'git help config' for more details.</text:p>
      <text:p text:style-name="P1">'git mergetool' will now attempt to use one of the following tools:</text:p>
      <text:p text:style-name="P1">meld opendiff kdiff3 tkdiff xxdiff tortoisemerge gvimdiff diffuse diffmerge ecmerge p4merge araxis bc codecompare emerge vimdiff</text:p>
      <text:p text:style-name="P1">Merging:</text:p>
      <text:p text:style-name="P1">file1</text:p>
      <text:p text:style-name="P1"/>
      <text:p text:style-name="P1">Normal merge conflict for 'file1':</text:p>
      <text:p text:style-name="P1"><text:s text:c="2"/>{local}: modified file</text:p>
      <text:p text:style-name="P1"><text:s text:c="2"/>{remote}: modified file</text:p>
      <text:p text:style-name="P1">Hit return to start merge resolution tool (meld): </text:p>
      <text:p text:style-name="P1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09:48:11.526584977</meta:creation-date>
    <dc:date>2017-10-29T10:11:00.743303437</dc:date>
    <meta:editing-duration>PT12M39S</meta:editing-duration>
    <meta:editing-cycles>1</meta:editing-cycles>
    <meta:document-statistic meta:table-count="0" meta:image-count="0" meta:object-count="0" meta:page-count="6" meta:paragraph-count="394" meta:word-count="2467" meta:character-count="19458" meta:non-whitespace-character-count="17132"/>
    <meta:generator>LibreOffice/5.1.6.2$Linux_X86_64 LibreOffice_project/10m0$Build-2</meta:generator>
  </office:meta>
</office:document-meta>
</file>